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" style:family="paragraph" style:parent-style-name="Heading_20_1">
      <style:paragraph-properties fo:margin-left="0cm" fo:margin-right="0cm" fo:text-indent="0cm" style:auto-text-indent="false" fo:padding="0cm" fo:border="none"/>
      <style:text-properties officeooo:paragraph-rsid="00209462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6" style:family="paragraph" style:parent-style-name="Text_20_body" style:list-style-name="L1">
      <style:paragraph-properties fo:padding="0cm" fo:border="none"/>
    </style:style>
    <style:style style:name="T1" style:family="text">
      <style:text-properties officeooo:rsid="001eac14"/>
    </style:style>
    <style:style style:name="T2" style:family="text">
      <style:text-properties officeooo:rsid="00209462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Strong_20_Emphasis">Segurança </text:span><text:span text:style-name="Strong_20_Emphasis"><text:span text:style-name="T1">na Web </text:span></text:span><text:span text:style-name="Strong_20_Emphasis"><text:span text:style-name="T2">com</text:span></text:span><text:span text:style-name="Strong_20_Emphasis"><text:span text:style-name="T1"> </text:span></text:span><text:span text:style-name="Strong_20_Emphasis"><text:span text:style-name="T2">a </text:span></text:span><text:span text:style-name="Strong_20_Emphasis"><text:span text:style-name="T1">IA</text:span></text:span><text:span text:style-name="Strong_20_Emphasis">:</text:span></text:h>
      <text:h text:style-name="P3" text:outline-level="1"><text:span text:style-name="Strong_20_Emphasis"><text:s/>Protegendo o Futuro Digital</text:span></text:h>
      <text:p text:style-name="P2">A segurança cibernética é uma preocupação crescente em nossa sociedade cada vez mais conectada. Com o aumento das ameaças cibernéticas, a busca por soluções eficazes se tornou uma prioridade. É aqui que a <text:span text:style-name="Strong_20_Emphasis">Inteligência Artificial (IA)</text:span> entra em cena.</text:p>
      <text:h text:style-name="P1" text:outline-level="2"><text:span text:style-name="Strong_20_Emphasis">1. Introdução à IA na Segurança Digital</text:span></text:h>
      <text:p text:style-name="P2">A IA é um campo da ciência da computação que visa criar sistemas capazes de aprender, raciocinar e tomar decisões com base em dados. Ela imita a capacidade humana de processar informações e, em muitos casos, supera nossas habilidades. Na segurança cibernética, a IA desempenha um papel crucial na proteção contra ameaças.</text:p>
      <text:h text:style-name="P1" text:outline-level="2"><text:span text:style-name="Strong_20_Emphasis">2. Identificação de Links Falsos e Golpes</text:span></text:h>
      <text:p text:style-name="P2">Os cibercriminosos frequentemente usam links falsos para coletar dados pessoais ou realizar golpes. E-mails de phishing, mensagens em redes sociais e sites fraudulentos são veículos comuns para essas táticas. A IA pode analisar esses links e alertar os usuários antes que caiam em armadilhas.</text:p>
      <text:h text:style-name="P1" text:outline-level="2"><text:span text:style-name="Strong_20_Emphasis">3. Táticas de Ataque e Padrões Comuns</text:span></text:h>
      <text:p text:style-name="P2">Engenharia social, spear phishing e malware são algumas das táticas usadas por cibercriminosos. A IA pode identificar padrões repetidos nesses ataques, ajudando a prevenir invasões e proteger sistemas.</text:p>
      <text:h text:style-name="P1" text:outline-level="2"><text:span text:style-name="Strong_20_Emphasis">4. Medidas Preventivas</text:span></text:h>
      <text:p text:style-name="P2">Para evitar cair em golpes, é essencial seguir boas práticas:</text:p>
      <text:list text:style-name="L1">
        <text:list-item>
          <text:p text:style-name="P4">Verificar URLs antes de clicar.</text:p>
        </text:list-item>
        <text:list-item>
          <text:p text:style-name="P5">Não abrir anexos ou links suspeitos.</text:p>
        </text:list-item>
        <text:list-item>
          <text:p text:style-name="P6">Manter o software atualizado para corrigir vulnerabilidades.</text:p>
        </text:list-item>
      </text:list>
      <text:h text:style-name="P1" text:outline-level="2"><text:span text:style-name="Strong_20_Emphasis">5. Uso de IA na Autenticação e Controle de Acesso</text:span></text:h>
      <text:p text:style-name="P2">Sistemas de autenticação baseados em IA, como reconhecimento facial e biometria, aumentam a segurança. Eles dificultam a falsificação de identidades e garantem que apenas usuários autorizados tenham acesso.</text:p>
      <text:h text:style-name="P1" text:outline-level="2"><text:span text:style-name="Strong_20_Emphasis">6. Conformidade com Regulamentações</text:span></text:h>
      <text:p text:style-name="P2">A Lei Geral de Proteção de Dados (LGPD) no Brasil exige que empresas protejam os dados dos usuários. A IA pode ajudar a cumprir essas regulamentações, monitorando o uso correto dos dados e detectando violações.</text:p>
      <text:h text:style-name="P1" text:outline-level="2"><text:soft-page-break/><text:span text:style-name="Strong_20_Emphasis">7. Conclusão</text:span></text:h>
      <text:p text:style-name="P2">Em resumo, a IA é uma aliada poderosa na luta contra ameaças cibernéticas. À medida que nossa dependência de tecnologia cresce, investir em soluções baseadas em IA é essencial para proteger nosso futuro digital. Incentive os leitores a adotarem práticas seguras e a ficarem atentos a possíveis ameaças. 🛡️🤖</text:p>
      <text:p text:style-name="P2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5T08:12:22.940000000</meta:creation-date>
    <meta:editing-duration>PT18H23M43S</meta:editing-duration>
    <meta:editing-cycles>3</meta:editing-cycles>
    <meta:generator>LibreOffice/24.2.2.2$Windows_X86_64 LibreOffice_project/d56cc158d8a96260b836f100ef4b4ef25d6f1a01</meta:generator>
    <dc:date>2024-05-26T16:15:30.450000000</dc:date>
    <meta:document-statistic meta:table-count="0" meta:image-count="0" meta:object-count="0" meta:page-count="2" meta:paragraph-count="20" meta:word-count="356" meta:character-count="2263" meta:non-whitespace-character-count="1929"/>
  </office:meta>
</office:document-meta>
</file>